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cm" fo:margin-bottom="0.265cm" loext:contextual-spacing="false" fo:text-align="start" style:justify-single-word="false" fo:orphans="2" fo:widows="2"/>
      <style:text-properties officeooo:rsid="0066e471" officeooo:paragraph-rsid="001d55c0"/>
    </style:style>
    <style:style style:name="P2" style:family="paragraph" style:parent-style-name="Text_20_body">
      <style:paragraph-properties fo:margin-top="0cm" fo:margin-bottom="0.265cm" loext:contextual-spacing="false" fo:text-align="center" style:justify-single-word="false" fo:orphans="2" fo:widows="2"/>
      <style:text-properties officeooo:rsid="005b3723" officeooo:paragraph-rsid="001d55c0"/>
    </style:style>
    <style:style style:name="P3" style:family="paragraph" style:parent-style-name="Text_20_body">
      <style:paragraph-properties fo:margin-top="0cm" fo:margin-bottom="0.265cm" loext:contextual-spacing="false" fo:text-align="start" style:justify-single-word="false" fo:orphans="2" fo:widows="2"/>
      <style:text-properties officeooo:rsid="005d2fb9" officeooo:paragraph-rsid="001d55c0"/>
    </style:style>
    <style:style style:name="P4" style:family="paragraph" style:parent-style-name="Text_20_body">
      <style:paragraph-properties fo:margin-top="0cm" fo:margin-bottom="0.265cm" loext:contextual-spacing="false" fo:text-align="start" style:justify-single-word="false" fo:orphans="2" fo:widows="2"/>
      <style:text-properties fo:font-variant="normal" fo:text-transform="none" fo:color="#242729" style:font-name="inherit" fo:font-size="11.25pt" fo:letter-spacing="normal" fo:font-style="normal" fo:font-weight="normal" officeooo:rsid="005d2fb9" officeooo:paragraph-rsid="001d55c0"/>
    </style:style>
    <style:style style:name="P5" style:family="paragraph" style:parent-style-name="Text_20_body" style:list-style-name="L3">
      <style:paragraph-properties fo:margin-top="0cm" fo:margin-bottom="0.265cm" loext:contextual-spacing="false" fo:text-align="start" style:justify-single-word="false" fo:orphans="2" fo:widows="2"/>
      <style:text-properties officeooo:rsid="00640480" officeooo:paragraph-rsid="001d55c0"/>
    </style:style>
    <style:style style:name="P6" style:family="paragraph" style:parent-style-name="Text_20_body">
      <style:paragraph-properties fo:margin-top="0cm" fo:margin-bottom="0.265cm" loext:contextual-spacing="false" fo:text-align="start" style:justify-single-word="false" fo:orphans="2" fo:widows="2"/>
      <style:text-properties officeooo:rsid="00640480" officeooo:paragraph-rsid="001d55c0"/>
    </style:style>
    <style:style style:name="P7" style:family="paragraph" style:parent-style-name="Text_20_body">
      <style:paragraph-properties fo:margin-top="0cm" fo:margin-bottom="0.265cm" loext:contextual-spacing="false" fo:text-align="start" style:justify-single-word="false" fo:orphans="2" fo:widows="2"/>
      <style:text-properties fo:font-weight="bold" officeooo:rsid="00640480" officeooo:paragraph-rsid="001d55c0" style:font-weight-asian="bold" style:font-weight-complex="bold"/>
    </style:style>
    <style:style style:name="P8" style:family="paragraph" style:parent-style-name="Text_20_body">
      <style:paragraph-properties fo:margin-top="0cm" fo:margin-bottom="0.265cm" loext:contextual-spacing="false" fo:text-align="start" style:justify-single-word="false" fo:orphans="2" fo:widows="2"/>
      <style:text-properties fo:font-weight="bold" officeooo:rsid="0066e471" officeooo:paragraph-rsid="001d55c0" style:font-weight-asian="bold" style:font-weight-complex="bold"/>
    </style:style>
    <style:style style:name="P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d55c0"/>
    </style:style>
    <style:style style:name="P1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1d55c0"/>
    </style:style>
    <style:style style:name="P11"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officeooo:paragraph-rsid="001d55c0"/>
    </style:style>
    <style:style style:name="T1" style:family="text">
      <style:text-properties fo:font-variant="normal" fo:text-transform="none" fo:color="#242729" style:font-name="Consolas" fo:font-size="9.75pt" fo:letter-spacing="normal" fo:font-style="normal" fo:font-weight="normal" loext:padding="0cm" loext:border="none"/>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STUFF</text:p>
      <text:p text:style-name="P2"/>
      <text:p text:style-name="P3">Delete all history on github</text:p>
      <text:p text:style-name="P4">Checkout</text:p>
      <text:list xml:id="list1639487025" text:style-name="L1">
        <text:list-header>
          <text:p text:style-name="P9"><text:span text:style-name="Source_20_Text"><text:span text:style-name="T1">git checkout --orphan latest_branch</text:span></text:span></text:p>
        </text:list-header>
        <text:list-item>
          <text:p text:style-name="P11">Add all the files</text:p>
          <text:p text:style-name="P9"><text:span text:style-name="Source_20_Text"><text:span text:style-name="T1">git add -A</text:span></text:span></text:p>
        </text:list-item>
        <text:list-item>
          <text:p text:style-name="P11">Commit the changes</text:p>
          <text:p text:style-name="P9"><text:span text:style-name="Source_20_Text"><text:span text:style-name="T1">git commit -am "commit message"</text:span></text:span></text:p>
        </text:list-item>
        <text:list-item>
          <text:p text:style-name="P11">Delete the branch</text:p>
          <text:p text:style-name="P9"><text:span text:style-name="Source_20_Text"><text:span text:style-name="T1">git branch -D master</text:span></text:span></text:p>
        </text:list-item>
        <text:list-item>
          <text:p text:style-name="P11">Rename the current branch to master</text:p>
          <text:p text:style-name="P9"><text:span text:style-name="Source_20_Text"><text:span text:style-name="T1">git branch -m master</text:span></text:span></text:p>
        </text:list-item>
        <text:list-item>
          <text:p text:style-name="P11">Finally, force update your repository</text:p>
          <text:p text:style-name="P10"><text:span text:style-name="Source_20_Text"><text:span text:style-name="T1">git push -f origin master</text:span></text:span></text:p>
        </text:list-item>
      </text:list>
      <text:p text:style-name="P3"/>
      <text:p text:style-name="P6">Create a new git branch</text:p>
      <text:list xml:id="list4262357154" text:style-name="L3">
        <text:list-item>
          <text:p text:style-name="P5">git checkout -b branch_name</text:p>
        </text:list-item>
        <text:list-item>
          <text:p text:style-name="P5"/>
        </text:list-item>
      </text:list>
      <text:p text:style-name="P7">See What Branch You're On</text:p>
      <text:p text:style-name="P6">Run this command:</text:p>
      <text:p text:style-name="P6"><text:tab/>git status</text:p>
      <text:p text:style-name="P7">List All Branches</text:p>
      <text:p text:style-name="P6">NOTE: The current local branch will be marked with an asterisk (*).</text:p>
      <text:p text:style-name="P6"/>
      <text:p text:style-name="P7">To see local branches, run this command:</text:p>
      <text:p text:style-name="P6"><text:tab/>git branch</text:p>
      <text:p text:style-name="P7">To see remote branches, run this command:</text:p>
      <text:p text:style-name="P6"><text:tab/>git branch -r</text:p>
      <text:p text:style-name="P7">To see all local and remote branches, run this command:</text:p>
      <text:p text:style-name="P6"><text:tab/>git branch -a</text:p>
      <text:p text:style-name="P7">Create a New Branch</text:p>
      <text:p text:style-name="P6"><text:soft-page-break/>Run this command (replacing my-branch-name with whatever name you want):</text:p>
      <text:p text:style-name="P6"><text:tab/>git checkout -b my-branch-name</text:p>
      <text:p text:style-name="P6">You're now ready to commit to this branch.</text:p>
      <text:p text:style-name="P7">Switch to a Branch In Your Local Repo</text:p>
      <text:p text:style-name="P6">Run this command:</text:p>
      <text:p text:style-name="P6"><text:tab/>git checkout my-branch-name</text:p>
      <text:p text:style-name="P7">Switch to a Branch That Came From a Remote Repo</text:p>
      <text:p text:style-name="P6">To get a list of all branches from the remote, run this command:</text:p>
      <text:p text:style-name="P6"><text:tab/>git pull</text:p>
      <text:p text:style-name="P7">Run this command to switch to the branch:</text:p>
      <text:p text:style-name="P6">git checkout --track origin/my-branch-name</text:p>
      <text:p text:style-name="P6"><text:tab/>Push to a Branch</text:p>
      <text:p text:style-name="P6">If your local branch does not exist on the remote, run either of these commands:</text:p>
      <text:p text:style-name="P6"><text:tab/>git push -u origin my-branch-name</text:p>
      <text:p text:style-name="P6"><text:tab/>git push -u origin HEAD</text:p>
      <text:p text:style-name="P6">NOTE: HEAD is a reference to the top of the current branch, so it's an easy way to push to a branch of the same name on the remote. This saves you from having to type out the exact name of the branch!</text:p>
      <text:p text:style-name="P6"/>
      <text:p text:style-name="P7">If your local branch already exists on the remote, run this command:</text:p>
      <text:p text:style-name="P6"><text:tab/>git push</text:p>
      <text:p text:style-name="P6"><text:tab/>Merge a Branch</text:p>
      <text:p text:style-name="P6">You'll want to make sure your working tree is clean and see what branch you're on. Run this command:</text:p>
      <text:p text:style-name="P6"><text:tab/>git status</text:p>
      <text:p text:style-name="P6">First, you must check out the branch that you want to merge another branch into (changes will be merged into this branch). If you're not already on the desired branch, run this command:</text:p>
      <text:p text:style-name="P6"><text:tab/>git checkout master</text:p>
      <text:p text:style-name="P6">NOTE: Replace master with another branch name as needed.</text:p>
      <text:p text:style-name="P6">Now you can merge another branch into the current branch. Run this command:</text:p>
      <text:p text:style-name="P6"><text:tab/>git merge my-branch-name</text:p>
      <text:p text:style-name="P6"><text:soft-page-break/>NOTE: When you merge, there may be a conflict. Refer to Handling Merge Conflicts (the next exercise) to learn what to do.</text:p>
      <text:p text:style-name="P7">Delete Branches</text:p>
      <text:p text:style-name="P6">To delete a remote branch, run this command:</text:p>
      <text:p text:style-name="P6"><text:tab/>git push origin --delete my-branch-name</text:p>
      <text:p text:style-name="P6">To delete a local branch, run either of these commands:</text:p>
      <text:p text:style-name="P6"><text:tab/>git branch -d my-branch-name</text:p>
      <text:p text:style-name="P6"><text:tab/>git branch -D my-branch-name</text:p>
      <text:p text:style-name="P6">NOTE: The -d option only deletes the branch if it has already been merged. The -D option is a shortcut for --delete --force, which deletes the branch irrespective of its merged status.</text:p>
      <text:p text:style-name="P6"/>
      <text:p text:style-name="P6"/>
      <text:p text:style-name="P8">Upgrade Git version</text:p>
      <text:p text:style-name="P1"><text:tab/>sudo add-apt-repository -y ppa:git-core/ppa</text:p>
      <text:p text:style-name="P1"><text:tab/>sudo apt-get update</text:p>
      <text:p text:style-name="P1"><text:tab/>sudo apt-get install git -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1T21:46:37.465285700</meta:creation-date>
    <dc:date>2022-06-11T21:47:34.076349773</dc:date>
    <meta:editing-duration>PT57S</meta:editing-duration>
    <meta:editing-cycles>1</meta:editing-cycles>
    <meta:document-statistic meta:table-count="0" meta:image-count="0" meta:object-count="0" meta:page-count="3" meta:paragraph-count="67" meta:word-count="482" meta:character-count="2680" meta:non-whitespace-character-count="2255"/>
    <meta:generator>LibreOffice/6.0.7.3$Linux_X86_64 LibreOffice_project/00m0$Build-3</meta:generator>
  </office:meta>
</office:document-meta>
</file>